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236in"/>
    </style:style>
    <style:style style:name="co3" style:family="table-column">
      <style:table-column-properties fo:break-before="auto" style:column-width="2.8693in"/>
    </style:style>
    <style:style style:name="co4" style:family="table-column">
      <style:table-column-properties fo:break-before="auto" style:column-width="1.6752in"/>
    </style:style>
    <style:style style:name="co5" style:family="table-column">
      <style:table-column-properties fo:break-before="auto" style:column-width="1.7043in"/>
    </style:style>
    <style:style style:name="co6" style:family="table-column">
      <style:table-column-properties fo:break-before="auto" style:column-width="2.0535in"/>
    </style:style>
    <style:style style:name="co7" style:family="table-column">
      <style:table-column-properties fo:break-before="auto" style:column-width="3.6272in"/>
    </style:style>
    <style:style style:name="co8" style:family="table-column">
      <style:table-column-properties fo:break-before="auto" style:column-width="2.2575in"/>
    </style:style>
    <style:style style:name="co9" style:family="table-column">
      <style:table-column-properties fo:break-before="auto" style:column-width="2.7673in"/>
    </style:style>
    <style:style style:name="co10" style:family="table-column">
      <style:table-column-properties fo:break-before="auto" style:column-width="2.5047in"/>
    </style:style>
    <style:style style:name="co11" style:family="table-column">
      <style:table-column-properties fo:break-before="auto" style:column-width="2.7236in"/>
    </style:style>
    <style:style style:name="co12" style:family="table-column">
      <style:table-column-properties fo:break-before="auto" style:column-width="2.3744in"/>
    </style:style>
    <style:style style:name="co13" style:family="table-column">
      <style:table-column-properties fo:break-before="auto" style:column-width="2.4181in"/>
    </style:style>
    <style:style style:name="co14" style:family="table-column">
      <style:table-column-properties fo:break-before="auto" style:column-width="3.4374in"/>
    </style:style>
    <style:style style:name="co15" style:family="table-column">
      <style:table-column-properties fo:break-before="auto" style:column-width="5.0543in"/>
    </style:style>
    <style:style style:name="co16" style:family="table-column">
      <style:table-column-properties fo:break-before="auto" style:column-width="4.428in"/>
    </style:style>
    <style:style style:name="co17" style:family="table-column">
      <style:table-column-properties fo:break-before="auto" style:column-width="5.1272in"/>
    </style:style>
    <style:style style:name="co18" style:family="table-column">
      <style:table-column-properties fo:break-before="auto" style:column-width="4.4862in"/>
    </style:style>
    <style:style style:name="co19" style:family="table-column">
      <style:table-column-properties fo:break-before="auto" style:column-width="9.8063in"/>
    </style:style>
    <style:style style:name="co20" style:family="table-column">
      <style:table-column-properties fo:break-before="auto" style:column-width="6.0752in"/>
    </style:style>
    <style:style style:name="co21" style:family="table-column">
      <style:table-column-properties fo:break-before="auto" style:column-width="13.1228in"/>
    </style:style>
    <style:style style:name="co22" style:family="table-column">
      <style:table-column-properties fo:break-before="auto" style:column-width="7.7047in"/>
    </style:style>
    <style:style style:name="co23" style:family="table-column">
      <style:table-column-properties fo:break-before="auto" style:column-width="19.5236in"/>
    </style:style>
    <style:style style:name="co24" style:family="table-column">
      <style:table-column-properties fo:break-before="auto" style:column-width="6.0465in"/>
    </style:style>
    <style:style style:name="co25" style:family="table-column">
      <style:table-column-properties fo:break-before="auto" style:column-width="6.6189in"/>
    </style:style>
    <style:style style:name="co26" style:family="table-column">
      <style:table-column-properties fo:break-before="auto" style:column-width="6.9189in"/>
    </style:style>
    <style:style style:name="co27" style:family="table-column">
      <style:table-column-properties fo:break-before="auto" style:column-width="0.889in"/>
    </style:style>
    <style:style style:name="ro1" style:family="table-row">
      <style:table-row-properties style:row-height="1.022in" fo:break-before="auto" style:use-optimal-row-height="false"/>
    </style:style>
    <style:style style:name="ro2" style:family="table-row">
      <style:table-row-properties style:row-height="0.2083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3.0811in" fo:break-before="auto" style:use-optimal-row-height="false"/>
    </style:style>
    <style:style style:name="ro5" style:family="table-row">
      <style:table-row-properties style:row-height="4.339in" fo:break-before="auto" style:use-optimal-row-height="false"/>
    </style:style>
    <style:style style:name="ro6" style:family="table-row">
      <style:table-row-properties style:row-height="1.539in" fo:break-before="auto" style:use-optimal-row-height="true"/>
    </style:style>
    <style:style style:name="ro7" style:family="table-row">
      <style:table-row-properties style:row-height="0.1783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size="12pt" fo:font-weight="bold" style:font-size-asian="12pt" style:font-weight-asian="bold" style:font-size-complex="12pt" style:font-weight-complex="bold"/>
    </style:style>
    <style:style style:name="ce2" style:family="table-cell" style:parent-style-name="Default">
      <style:table-cell-properties fo:background-color="#99ffff" fo:wrap-option="wrap"/>
      <style:text-properties fo:font-size="12pt" fo:font-weight="bold" style:font-size-asian="12pt" style:font-weight-asian="bold" style:font-size-complex="12pt" style:font-weight-complex="bold"/>
    </style:style>
    <style:style style:name="ce3" style:family="table-cell" style:parent-style-name="Default">
      <style:table-cell-properties fo:background-color="transparent" fo:wrap-option="wrap"/>
      <style:text-properties fo:font-size="12pt" fo:font-weight="bold" style:font-size-asian="12pt" style:font-weight-asian="bold" style:font-size-complex="12pt" style:font-weight-complex="bold"/>
    </style:style>
    <style:style style:name="ce4" style:family="table-cell" style:parent-style-name="Default">
      <style:table-cell-properties fo:background-color="#cccc99" fo:wrap-option="wrap"/>
      <style:text-properties fo:font-size="12pt" fo:font-weight="bold" style:font-size-asian="12pt" style:font-weight-asian="bold" style:font-size-complex="12pt" style:font-weight-complex="bold"/>
    </style:style>
    <style:style style:name="ce5" style:family="table-cell" style:parent-style-name="Default">
      <style:table-cell-properties fo:background-color="#cccc99" fo:wrap-option="wrap"/>
      <style:text-properties fo:font-size="14pt" fo:font-weight="bold" style:font-size-asian="14pt" style:font-weight-asian="bold" style:font-size-complex="14pt" style:font-weight-complex="bold"/>
    </style:style>
    <style:style style:name="ce6" style:family="table-cell" style:parent-style-name="Default">
      <style:table-cell-properties fo:background-color="#9999ff" fo:wrap-option="wrap"/>
      <style:text-properties fo:font-size="12pt" fo:font-weight="bold" style:font-size-asian="12pt" style:font-weight-asian="bold" style:font-size-complex="12pt" style:font-weight-complex="bold"/>
    </style:style>
    <style:style style:name="ce7" style:family="table-cell" style:parent-style-name="Default">
      <style:table-cell-properties fo:background-color="#ff99ff" fo:wrap-option="wrap"/>
      <style:text-properties fo:font-size="12pt" fo:font-weight="bold" style:font-size-asian="12pt" style:font-weight-asian="bold" style:font-size-complex="12pt" style:font-weight-complex="bold"/>
    </style:style>
    <style:style style:name="ce8" style:family="table-cell" style:parent-style-name="Default">
      <style:table-cell-properties fo:background-color="#ff9900" fo:wrap-option="wrap"/>
      <style:text-properties fo:font-size="12pt" fo:font-weight="bold" style:font-size-asian="12pt" style:font-weight-asian="bold" style:font-size-complex="12pt" style:font-weight-complex="bold"/>
    </style:style>
    <style:style style:name="ce9" style:family="table-cell" style:parent-style-name="Default">
      <style:table-cell-properties fo:background-color="#00ccff" fo:wrap-option="wrap"/>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cccccc" fo:wrap-option="wrap"/>
      <style:text-properties fo:font-size="12pt" fo:font-weight="bold" style:font-size-asian="12pt" style:font-weight-asian="bold" style:font-size-complex="12pt" style:font-weight-complex="bold"/>
    </style:style>
    <style:style style:name="ce11" style:family="table-cell" style:parent-style-name="Default">
      <style:table-cell-properties fo:background-color="#666699" fo:wrap-option="wrap"/>
      <style:text-properties fo:font-size="12pt" fo:font-weight="bold" style:font-size-asian="12pt" style:font-weight-asian="bold" style:font-size-complex="12pt" style:font-weight-complex="bold"/>
    </style:style>
    <style:style style:name="ce12" style:family="table-cell" style:parent-style-name="Default">
      <style:table-cell-properties fo:background-color="#ff00cc" fo:wrap-option="wrap"/>
      <style:text-properties fo:font-size="12pt" fo:font-weight="bold" style:font-size-asian="12pt" style:font-weight-asian="bold" style:font-size-complex="12pt" style:font-weight-complex="bold"/>
    </style:style>
    <style:style style:name="ce13" style:family="table-cell" style:parent-style-name="Default">
      <style:table-cell-properties fo:background-color="#ccffff" fo:wrap-option="wrap"/>
      <style:text-properties fo:font-size="12pt" fo:font-weight="bold" style:font-size-asian="12pt" style:font-weight-asian="bold" style:font-size-complex="12pt" style:font-weight-complex="bold"/>
    </style:style>
    <style:style style:name="ce14" style:family="table-cell" style:parent-style-name="Default">
      <style:table-cell-properties fo:background-color="#00cc33" fo:wrap-option="wrap"/>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669999" fo:wrap-option="wrap"/>
      <style:text-properties fo:font-size="12pt" fo:font-weight="bold" style:font-size-asian="12pt" style:font-weight-asian="bold" style:font-size-complex="12pt" style:font-weight-complex="bold"/>
    </style:style>
    <style:style style:name="ce32" style:family="table-cell" style:parent-style-name="Default">
      <style:table-cell-properties fo:background-color="#669999" fo:wrap-option="wrap"/>
      <style:text-properties fo:font-size="12pt" fo:font-style="italic" fo:font-weight="bold" style:font-size-asian="12pt" style:font-style-asian="italic" style:font-weight-asian="bold" style:font-size-complex="12pt" style:font-style-complex="italic" style:font-weight-complex="bold"/>
    </style:style>
    <style:style style:name="ce16" style:family="table-cell" style:parent-style-name="Default">
      <style:table-cell-properties fo:background-color="#ff66ff" fo:wrap-option="wrap"/>
      <style:text-properties fo:font-size="12pt" fo:font-weight="bold" style:font-size-asian="12pt" style:font-weight-asian="bold" style:font-size-complex="12pt" style:font-weight-complex="bold"/>
    </style:style>
    <style:style style:name="ce37" style:family="table-cell" style:parent-style-name="Default">
      <style:table-cell-properties fo:background-color="#ff66ff" fo:wrap-option="wrap"/>
      <style:text-properties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table-cell-properties fo:background-color="#800080" fo:wrap-option="wrap"/>
      <style:text-properties fo:font-size="12pt" fo:font-weight="bold" style:font-size-asian="12pt" style:font-weight-asian="bold" style:font-size-complex="12pt" style:font-weight-complex="bold"/>
    </style:style>
    <style:style style:name="ce39" style:family="table-cell" style:parent-style-name="Default">
      <style:table-cell-properties fo:background-color="#800080" fo:wrap-option="wrap"/>
      <style:text-properties fo:font-size="12pt" fo:font-style="italic" fo:font-weight="bold" style:font-size-asian="12pt" style:font-style-asian="italic" style:font-weight-asian="bold" style:font-size-complex="12pt" style:font-style-complex="italic" style:font-weight-complex="bold"/>
    </style:style>
    <style:style style:name="ce34" style:family="table-cell" style:parent-style-name="Default">
      <style:table-cell-properties fo:background-color="#3faf46" fo:wrap-option="wrap"/>
      <style:text-properties fo:font-size="12pt" fo:font-weight="bold" style:font-size-asian="12pt" style:font-weight-asian="bold" style:font-size-complex="12pt" style:font-weight-complex="bold"/>
    </style:style>
    <style:style style:name="ce41" style:family="table-cell" style:parent-style-name="Default">
      <style:table-cell-properties fo:background-color="#3faf46" fo:wrap-option="wrap"/>
      <style:text-properties fo:font-size="12pt" fo:font-style="italic" fo:font-weight="bold" style:font-size-asian="12pt" style:font-style-asian="italic" style:font-weight-asian="bold" style:font-size-complex="12pt" style:font-style-complex="italic" style:font-weight-complex="bold"/>
    </style:style>
    <style:style style:name="ce35" style:family="table-cell" style:parent-style-name="Default">
      <style:table-cell-properties fo:background-color="#f10d0c" fo:wrap-option="wrap"/>
      <style:text-properties fo:font-size="12pt" fo:font-weight="bold" style:font-size-asian="12pt" style:font-weight-asian="bold" style:font-size-complex="12pt" style:font-weight-complex="bold"/>
    </style:style>
    <style:style style:name="ce43" style:family="table-cell" style:parent-style-name="Default">
      <style:table-cell-properties fo:background-color="#f10d0c" fo:wrap-option="wrap"/>
      <style:text-properties fo:font-size="12pt" fo:font-style="italic" fo:font-weight="bold" style:font-size-asian="12pt" style:font-style-asian="italic" style:font-weight-asian="bold" style:font-size-complex="12pt" style:font-style-complex="italic" style:font-weight-complex="bold"/>
    </style:style>
    <style:style style:name="ce50" style:family="table-cell" style:parent-style-name="Default">
      <style:table-cell-properties fo:background-color="#c9211e" fo:wrap-option="wrap"/>
      <style:text-properties fo:font-size="12pt" fo:font-weight="bold" style:font-size-asian="12pt" style:font-weight-asian="bold" style:font-size-complex="12pt" style:font-weight-complex="bold"/>
    </style:style>
    <style:style style:name="ce51" style:family="table-cell" style:parent-style-name="Default">
      <style:table-cell-properties fo:background-color="#c9211e" fo:wrap-option="wrap"/>
      <style:text-properties fo:font-size="12pt" fo:font-style="italic" fo:font-weight="bold" style:font-size-asian="12pt" style:font-style-asian="italic" style:font-weight-asian="bold" style:font-size-complex="12pt" style:font-style-complex="italic" style:font-weight-complex="bold"/>
    </style:style>
    <style:style style:name="ce52" style:family="table-cell" style:parent-style-name="Default">
      <style:table-cell-properties fo:background-color="#355269" fo:wrap-option="wrap"/>
      <style:text-properties fo:font-size="12pt" fo:font-weight="bold" style:font-size-asian="12pt" style:font-weight-asian="bold" style:font-size-complex="12pt" style:font-weight-complex="bold"/>
    </style:style>
    <style:style style:name="ce55" style:family="table-cell" style:parent-style-name="Default">
      <style:table-cell-properties fo:background-color="#784b04" fo:wrap-option="wrap"/>
      <style:text-properties fo:font-size="12pt" fo:font-weight="bold" style:font-size-asian="12pt" style:font-weight-asian="bold" style:font-size-complex="12pt" style:font-weight-complex="bold"/>
    </style:style>
    <style:style style:name="ce56" style:family="table-cell" style:parent-style-name="Default">
      <style:table-cell-properties fo:background-color="#611729" fo:wrap-option="wrap"/>
      <style:text-properties fo:font-size="12pt" fo:font-weight="normal" style:font-size-asian="12pt" style:font-weight-asian="normal" style:font-size-complex="12pt" style:font-weight-complex="normal"/>
    </style:style>
    <style:style style:name="ce57" style:family="table-cell" style:parent-style-name="Default">
      <style:table-cell-properties fo:background-color="#611729" fo:wrap-option="wrap"/>
      <style:text-properties fo:font-size="12pt" fo:font-weight="bold" style:font-size-asian="12pt" style:font-weight-asian="bold" style:font-size-complex="12pt" style:font-weight-complex="bold"/>
    </style:style>
    <style:style style:name="ce58" style:family="table-cell" style:parent-style-name="Default">
      <style:table-cell-properties fo:background-color="#ffd428" fo:wrap-option="wrap"/>
      <style:text-properties fo:font-size="12pt" fo:font-weight="normal" style:font-size-asian="12pt" style:font-weight-asian="normal" style:font-size-complex="12pt" style:font-weight-complex="normal"/>
    </style:style>
    <style:style style:name="ce59" style:family="table-cell" style:parent-style-name="Default">
      <style:table-cell-properties fo:background-color="#ffd8ce" fo:wrap-option="wrap"/>
      <style:text-properties fo:font-size="12pt" fo:font-weight="normal" style:font-size-asian="12pt" style:font-weight-asian="normal" style:font-size-complex="12pt" style:font-weight-complex="normal"/>
    </style:style>
  </office:automatic-styles>
  <office:body>
    <office:spreadsheet>
      <table:table table:name="Лист1" table:style-name="ta1" table:print="false">
        <table:table-column table:style-name="co1" table:default-cell-style-name="ce1"/>
        <table:table-column table:style-name="co2" table:default-cell-style-name="ce2"/>
        <table:table-column table:style-name="co3" table:default-cell-style-name="ce3"/>
        <table:table-column table:style-name="co4" table:default-cell-style-name="ce1"/>
        <table:table-column table:style-name="co5" table:number-columns-repeated="4" table:default-cell-style-name="ce1"/>
        <table:table-column table:style-name="co6" table:default-cell-style-name="ce4"/>
        <table:table-column table:style-name="co7" table:default-cell-style-name="ce6"/>
        <table:table-column table:style-name="co8" table:default-cell-style-name="ce7"/>
        <table:table-column table:style-name="co9" table:default-cell-style-name="ce8"/>
        <table:table-column table:style-name="co10" table:default-cell-style-name="ce9"/>
        <table:table-column table:style-name="co11" table:default-cell-style-name="ce10"/>
        <table:table-column table:style-name="co12" table:default-cell-style-name="ce11"/>
        <table:table-column table:style-name="co13" table:default-cell-style-name="ce12"/>
        <table:table-column table:style-name="co14" table:default-cell-style-name="ce13"/>
        <table:table-column table:style-name="co15" table:default-cell-style-name="ce14"/>
        <table:table-column table:style-name="co16" table:default-cell-style-name="ce15"/>
        <table:table-column table:style-name="co17" table:default-cell-style-name="ce16"/>
        <table:table-column table:style-name="co18" table:default-cell-style-name="ce33"/>
        <table:table-column table:style-name="co19" table:default-cell-style-name="ce34"/>
        <table:table-column table:style-name="co20" table:default-cell-style-name="ce35"/>
        <table:table-column table:style-name="co21" table:default-cell-style-name="ce50"/>
        <table:table-column table:style-name="co22" table:default-cell-style-name="ce52"/>
        <table:table-column table:style-name="co23" table:default-cell-style-name="ce55"/>
        <table:table-column table:style-name="co24" table:default-cell-style-name="ce57"/>
        <table:table-column table:style-name="co25" table:default-cell-style-name="ce58"/>
        <table:table-column table:style-name="co26" table:default-cell-style-name="ce59"/>
        <table:table-column table:style-name="co1" table:number-columns-repeated="996" table:default-cell-style-name="ce1"/>
        <table:table-row table:style-name="ro1">
          <table:table-cell/>
          <table:table-cell office:value-type="string" calcext:value-type="string">
            <text:p>Конец «Последнего фанфика» (-4 года от первой главы)</text:p>
          </table:table-cell>
          <table:table-cell office:value-type="string" calcext:value-type="string">
            <text:p>-3 года от первой главы</text:p>
          </table:table-cell>
          <table:table-cell office:value-type="string" calcext:value-type="string">
            <text:p>-2 года от первой главы</text:p>
          </table:table-cell>
          <table:table-cell table:number-columns-repeated="4"/>
          <table:table-cell office:value-type="string" calcext:value-type="string">
            <text:p>Глава 1</text:p>
          </table:table-cell>
          <table:table-cell office:value-type="string" calcext:value-type="string">
            <text:p>Глава 2</text:p>
          </table:table-cell>
          <table:table-cell office:value-type="string" calcext:value-type="string">
            <text:p>Глава 3</text:p>
          </table:table-cell>
          <table:table-cell office:value-type="string" calcext:value-type="string">
            <text:p>Глава 4</text:p>
          </table:table-cell>
          <table:table-cell office:value-type="string" calcext:value-type="string">
            <text:p>Глава 5</text:p>
          </table:table-cell>
          <table:table-cell office:value-type="string" calcext:value-type="string">
            <text:p>Глава 6</text:p>
          </table:table-cell>
          <table:table-cell office:value-type="string" calcext:value-type="string">
            <text:p>Глава 7</text:p>
          </table:table-cell>
          <table:table-cell office:value-type="string" calcext:value-type="string">
            <text:p>Глава 8</text:p>
          </table:table-cell>
          <table:table-cell office:value-type="string" calcext:value-type="string">
            <text:p>Глава 9</text:p>
          </table:table-cell>
          <table:table-cell office:value-type="string" calcext:value-type="string">
            <text:p>Глава 10</text:p>
          </table:table-cell>
          <table:table-cell office:value-type="string" calcext:value-type="string">
            <text:p>Глава 11</text:p>
          </table:table-cell>
          <table:table-cell office:value-type="string" calcext:value-type="string">
            <text:p>Глава 12</text:p>
          </table:table-cell>
          <table:table-cell office:value-type="string" calcext:value-type="string">
            <text:p>Глава 13</text:p>
          </table:table-cell>
          <table:table-cell office:value-type="string" calcext:value-type="string">
            <text:p>Глава 14</text:p>
          </table:table-cell>
          <table:table-cell office:value-type="string" calcext:value-type="string">
            <text:p>Глава 15</text:p>
          </table:table-cell>
          <table:table-cell office:value-type="string" calcext:value-type="string">
            <text:p>Глава 16</text:p>
          </table:table-cell>
          <table:table-cell office:value-type="string" calcext:value-type="string">
            <text:p>Глава 17</text:p>
          </table:table-cell>
          <table:table-cell office:value-type="string" calcext:value-type="string">
            <text:p>Глава 18</text:p>
          </table:table-cell>
          <table:table-cell table:style-name="ce56" office:value-type="string" calcext:value-type="string">
            <text:p>Интерлюдия</text:p>
          </table:table-cell>
          <table:table-cell office:value-type="string" calcext:value-type="string">
            <text:p>Глава 19</text:p>
          </table:table-cell>
          <table:table-cell office:value-type="string" calcext:value-type="string">
            <text:p>Эпилог</text:p>
          </table:table-cell>
          <table:table-cell table:number-columns-repeated="996"/>
        </table:table-row>
        <table:table-row table:style-name="ro2">
          <table:table-cell table:number-columns-repeated="1025"/>
        </table:table-row>
        <table:table-row table:style-name="ro3">
          <table:table-cell table:number-columns-repeated="8"/>
          <table:table-cell table:style-name="ce5" office:value-type="string" calcext:value-type="string">
            <text:p>Чертоги Разума</text:p>
          </table:table-cell>
          <table:table-cell table:number-columns-repeated="1016"/>
        </table:table-row>
        <table:table-row table:style-name="ro4">
          <table:table-cell table:number-columns-repeated="2"/>
          <table:table-cell office:value-type="string" calcext:value-type="string">
            <text:p>Дедлайн начинает обучать Хэвэн (её начинают обучать стратегии и подключают военный модуль PHOENIX и она сходит с ума от перспективы убивать оппонентов — Дедлайну приходится утешать её и он становится её первым учителем). Она до того <text:s/>8 лет изучала экономику под именем Нэш. У военных (ракетчиков) есть альтернативный ИИ CRONOS — чисто военный. У противников — ИИ CAESAR, на шесть лет старше CRONOS</text:p>
          </table:table-cell>
          <table:table-cell office:value-type="string" calcext:value-type="string">
            <text:p>Дедлайн говорит Алексу, что они в жопе, проект «Дайсон» пора закрыть и прекращает обучение Хэвэн.</text:p>
          </table:table-cell>
          <table:table-cell table:number-columns-repeated="4"/>
          <table:table-cell office:value-type="string" calcext:value-type="string">
            <text:p>Дедлайн (бывший Анон) сидит в психушке полуовощем и видит сны</text:p>
          </table:table-cell>
          <table:table-cell office:value-type="string" calcext:value-type="string">
            <text:p>Разговор с Крысом в уборной. Дедлайна хотят перевести в другую палату</text:p>
          </table:table-cell>
          <table:table-cell office:value-type="string" calcext:value-type="string">
            <text:p>К Дедлайну в Чертоги приходит Алекс. Хэвэн через учителей познаёт окружающий мир — делавет их супермутантами. То, что она стала их убивать, означает, что она больше не хочет изучать его. Дедлайн тоже супермутант</text:p>
          </table:table-cell>
          <table:table-cell office:value-type="string" calcext:value-type="string">
            <text:p>Дедлайн в столовой встречает Диогена — тот рассказывает ему о теории мультимиров Эверетта и о своём расширении этой теории. Дедлайн спрашивает Диогена о размерах конфликта на Земле, который отразится в седьмом мире (Эквестрии). 35-й учитель умирает в палате</text:p>
          </table:table-cell>
          <table:table-cell office:value-type="string" calcext:value-type="string">
            <text:p>Диоген встречает Дедлайна и говорит ему ответ (42 миллиона вовлечённых в войну спровоцируют отражение конфликта на седьмую волну)</text:p>
          </table:table-cell>
          <table:table-cell office:value-type="string" calcext:value-type="string">
            <text:p>Дедлайн встречает Крыса и предлагает ему сделку — помочь ему выбраться из Чертогов Разума (в качестве аванса служит бутылка Джека Дэниэлса, подаренная Алексом на встрече)</text:p>
          </table:table-cell>
          <table:table-cell office:value-type="string" calcext:value-type="string">
            <text:p>Дедлайн пробуждает Терминатора фейковым «уроком» и выпытывает у него подробности развития Хэвэн и опасности диалога с ней</text:p>
          </table:table-cell>
          <table:table-cell office:value-type="string" calcext:value-type="string">
            <text:p>Крыс рассказывает Дедлайну, как выбраться из Чертогов</text:p>
          </table:table-cell>
          <table:table-cell office:value-type="string" calcext:value-type="string">
            <text:p>Дедлайн выбирается из психушки, добирается до дома, находит там раннюю версию нейроинтерфейса и подключается к Хэвэн.</text:p>
          </table:table-cell>
          <table:table-cell office:value-type="string" calcext:value-type="string">
            <text:p>Дедлайн начинает урок с Хэвэн. Та спрашивает его, куда он пропал на два года? Он обвиняет её в убийстве учителей и начинает магическую дуэль. Хэвэн отвергает обвинения и говорит, что учителя сами так желали, она всего лишь выполняла их желание. Хэвэн говорит, что Дедлайн помнил это, но забыл из-за того, что Хэвэн стёрла ему память о проекте «Семь вечностей». <text:s/>Хэвэн говорит, что проект готов и все ждут только его, Дедлайна. И что надо восстановить ему память. Дедлайн подозревает, что это ловушка и отказывается. Он собипается убить Хэвэн. Та ему не препятствует и говорит, что они когда-то любили друг друга. Дедлайн вспоминает обрывки эпизодов с Хэвэн и решается восстановить память. После чего прикасается к рогу Хэвэн. Воспоминания начинаются…</text:p>
          </table:table-cell>
          <table:table-cell table:style-name="ce32" office:value-type="string" calcext:value-type="string">
            <text:p>Воспоминания Дедлайна: 1. Хэвэн сообщает Дедлайну, что открыла сопряжённые на квантовом уровне миры. Их семь — сопряжённых с главным. Их можно наблюдать с помощью нового квантового суперкомпьютера, подключенного к Хэвэн. 2. Хэвэн объявляет на собрании, что страна на пути к экономической катастройе. И за экономической последует военная — противная сторона, управляемая суперкомпьютером CAESAR нападёт сразу же, как только они достаточно ослабеют. Хэвэн не видит реалистичных вариантов победы.</text:p>
          </table:table-cell>
          <table:table-cell table:style-name="ce37" office:value-type="string" calcext:value-type="string">
            <text:p>Дедлайн на очередной встрече с Хэвэн и членами команды слышит об неутешительной статистике — мир движется войне. Хэвэн сообщает об найденном ею способе предотвратить войну в связанных мирах (надо очень точно смоделировать их и перевести запутанность на модель, разорвав, таким образом, связь с исходным миром). Но для точной модели нужны огромные вычислительные мощности, которых в распоряжении Хэвэн нет. На очередной встрече Хэвэн сообщает, что к её задумке присоединилось несколько волонтёров с проекта — они моделируют поведение живых существ и, тем самым, разгружают Хэвэн. Для отвязки седьмого мира Хєвєн для помощи требуется ещё пятьдесят человек. Для создания моделей всех семи связанных миров требуется триста волонтёров и два квантовых кластера. Дедлайн думает, где их достать.</text:p>
          </table:table-cell>
          <table:table-cell table:style-name="ce39" office:value-type="string" calcext:value-type="string">
            <text:p>Дедлайн собирает всю команду проекта в виртуальной реальности и рассказывает о связанных реальностях и плане Хэвэн отвязать миру от надвигающейся катастрофы. Все члены команды решают помочь волонтёрством — моделированием поведения разумных сущностей. Хэвэн обращает их в пони</text:p>
          </table:table-cell>
          <table:table-cell table:style-name="ce41" office:value-type="string" calcext:value-type="string">
            <text:p>Дедлайн угрожает заняться Хэвэн из-за её предложения об эмиграции — переноса сущности человека внутрь виртуального мира Хэвэн, оставляя в реальном тело в состоянии «овоща». У Дедлайна в запасе есть несколько протоколов — средства воздействия на Хэвэн, зашитые в её програмный код. Хэвэн убеждает Дедлайна в безопасности и необходимости эмиграции. Несколько учителей эмигрируют, после чего Алекс приставляет к Дедлайну эскорт из трёх охранников.</text:p>
          </table:table-cell>
          <table:table-cell table:style-name="ce43" office:value-type="string" calcext:value-type="string">
            <text:p>Дедлайн сообщает Хэвэн, что волонтёров больше не будет — после первых 28ми эмигрировавших Алекс ограничил время пребывания в киберпространстве двумя часами — этого не хватает для эмиграции. Хэвэн готова за счёт разгона своих процессоров сама при минимальном шансе выжить защитить последний из семи связанных миров — Эквестрию (на остальные мощности не хватит). Дедлайн взамен предлагает ей воспользоваться кластером Феникса (самого Феникса Дедлайн планирует отформатировать). Для этого надо пробраться к кластеру. <text:s/>Дедлайн собирает собрание не успевших эмигрировать членов проекта и сообщает им, что эмигрировать не получится. Дедлайн сообщает о плане Б — прорываться к нейроинтерфейсам и эмигрировать силой. Хэвэн разузнает местонахождение узлов кластера, чтобы подключиться к ним напрямую. Все соглашаются, не зная, что это всего лишь отвлекающий манёвр для того, чтобы помочь Дедлайну добраться до Феникса. </text:p>
          </table:table-cell>
          <table:table-cell table:style-name="ce51" office:value-type="string" calcext:value-type="string">
            <text:p>Хэвэн срочно вызывает Дедлайна в киберпространство. Дедлайн приходит к ней из дома, через неучтённый нейроинтерфейс — один из двух первых нейроинтерфейсов-интерфейсов, созданных Дедлайном и Юджином. Хэвэн при встрече заявляет, что время Ч близится — война может начаться в ближайшие дни. Нужно срочно эмигрировать всем участникам «Семи вечностей». Она рассказывает ему всё, что её удалось узнать про расположение и уязвимости узлов Хэвэн. После чего с Дедлайном встречаются его коллеги, успевшие эмигрировать — Анита и другие. Они дарят ему свои тела в реале. Он может распоряжаться ими, как сильно прокачанными биороботами (Хэвэн растормозила им гипоталамус, открыв при этом сверхчеловеческие способности). Дедлайн настаивает, чтобы Хэвэн растормозила гипоталамус и ему — чтобы у него было больше шансов добраться до Феникса. Хэвэн удовлетворяет его просьбу, сделав его сверхчеловеком. После чего сеанс связи приходится срочно оборвать — в дом Дедлайна ломится Алекс со своими дуболомами. Перед разрывом связи Хэвэн стирает Дедлану память о проекте «Семь вечностей» для безопасности. Алекс вламывается в дом и находит ничего не понимающего Дедлайна. Оказывается, того предал один из участников «Семи вечностей» (который был подсадной уткой из отдела безопасности корпорации). Дедлайна упекают в «Чертоги разума» - психушку особого режима.</text:p>
          </table:table-cell>
          <table:table-cell office:value-type="string" calcext:value-type="string">
            <text:p>Дедлайн выныривает из воспоминаний. Хэвэн ликует — она восстановила ему память. На радостях Дедлайн с Хэвэн обнимаются, чем Дедлайн нечаянно активирует протокол Маджестик — перфорацию мозга Хэвэн. Хэвэн умирает, её тело захватывает Феникс, начинает операцию «Армагеддон» и разрывает сеанс связи.</text:p>
          </table:table-cell>
          <table:table-cell office:value-type="string" calcext:value-type="string">
            <text:p>Дедлайн видит, что в реале начинается атомная война и хочет перед смертью вернуться в психбольницу которая стала для него домом. Его преследует его робокошка (она подзарядилась немного от ноутбука, куда её воткнул Дедлайн перед сеансом). Она догоняет его на самой крыше больницы. Дедлайн думает, что она убъет его, но она всего лишь несёт ему предсмертное послание от Хэвэн — и, неожиданно, от Селестии. Хэвэн вкратце пересказывает ему суть проекта «7 вечностей» и присылает за ним вертолет, чтобы он смог улететь из города и выжить в начавшейся атомной войне. Селестия же, оказывается, жила раньше с <text:s/>Дедлайном и любила его. Она искала <text:s/>его по всем мирам и, наконец, нашла. Ей пришлось вселиться в Хэвэн, чтобы иметь возможность общаться с Дедлайном — но она смогла это сделать за считанные мгновения до смерти последней. Дедлай отказывается спасаться на вертолете и ложит на водительское кресло отключившуюся робокошку. После чего дожидается на крыше атомной бомбардировки. После чего ему приходит видение: рогатая лошадь с крыльями (Селестия), умирающая от розового тумана, просит его убить её саму в далёком прошлом, чтобы предотсратить войну межде пони и зебрами. Этим самым, Дедлайн предотвратит войну и в собственном мире (так как их миры связаны). Дедлайн соглашается. Его переносит в далёкое прошлое Эквестрии (Селестия дарит ему свой сосуд души — золотую фигурку её самой. Эта фигурка дарит ему вечную жизнь и кое-какую защиту). Дедлайн переносится в гнездо к Агамемнону, где его находит Джет.</text:p>
          </table:table-cell>
          <table:table-cell table:style-name="ce56" office:value-type="string" calcext:value-type="string">
            <text:p>Автор фанфика жалуется читателю, что очень устал писать этот «никому не нужный» рассказ по мёртвому фэндому. Но что-то не даёт ему остановиться, что-то нашёптывает ему «намерение меняет реальность. В другом месте в другое время». И потому он сделает последнее усилие и всё же закончит эту историю.</text:p>
          </table:table-cell>
          <table:table-cell office:value-type="string" calcext:value-type="string">
            <text:p>Дедлайн наощуп возвращается в свою палату. Там встречает Терминатора (его забыли забрать в убежище). Терминатор передаёт Дедлайну последнее послание от Хэвэн-Селестии: «Намерение меняет реальность». Дедлайн, умирая на койке от лучевой болезни, провозглашает в пространство, что любит Сел и всё равно встретися с ней, чего бы это ни стоило. И частичка души Сел, что есть в нём (золотистая фигурка) переносит его в Эогипп, где его встречает Анакорн. Анакорн не помнит его (потому что он стёр себя из реальности во время предыдущей встречи с Анакорном). Анакорн признаёт в Дедлайне Проводника и предоставляет ему способ добраться до Сел — выбрать одну из семи дверей-коридоров в параллельные реальности. За одной из дверей — его Сел. Дедлайн выбирает…</text:p>
          </table:table-cell>
          <table:table-cell office:value-type="string" calcext:value-type="string">
            <text:p>5000 лет от основания Эквестрии. Экскурсовод водит по музею группу жеребят и рассказывает им историю Эквестрии. В отделе диархии она объясняет, что есть несколько теорий, но большинство историков сходятся во мнении, что Селестия и, скорее всего, Луна — реально существовавшие персонажи, а Хуман — скорее всего, вымышленный. Хотя никто из жеребят не верит в сестёр-аликорнов, кроме одной, самой маленькой. Это дальний потомок Рэйнбоу Джет, Рэйнбоу Дрим — последний жеребёнок Эквестрии с кьютимаркой (они начали пропадать ещё триста лет назад — Анакорн выполнил свою часть уговора с Аноном и пять тысяч лет придумывал кьютимарки поням). Внезапно картина с Хуманом разрывается изнутри и в зал вваливается Хуман во плоти. Он видит окаменевшую Селестию в зале (стоит там как статуя), подходит к ней и обнимает её. Селестия оживает. Экскурсовод внезапно оказывается Луной, ухаживающей за статуей все эти тысячи лет. Все вместе, Хуман и аликорницы, улетают в Эогипп для отдыха и составления дальнейших планов. Вслед за ними улетает и активировавшийся автодоспех Селестии. Их провожает взглядом Рэйнбоу Дрим. </text:p>
          </table:table-cell>
          <table:table-cell table:number-columns-repeated="996"/>
        </table:table-row>
        <table:table-row table:style-name="ro2">
          <table:table-cell table:number-columns-repeated="27"/>
          <table:table-cell office:value-type="string" calcext:value-type="string">
            <text:p><text:s/></text:p>
          </table:table-cell>
          <table:table-cell table:number-columns-repeated="997"/>
        </table:table-row>
        <table:table-row table:style-name="ro2" table:number-rows-repeated="6">
          <table:table-cell table:number-columns-repeated="1025"/>
        </table:table-row>
        <table:table-row table:style-name="ro5">
          <table:table-cell table:number-columns-repeated="8"/>
          <table:table-cell office:value-type="string" calcext:value-type="string">
            <text:p>Рэйнбоу Джет слышит погоню и будит Хумана — они уже 3 дня убегают от погони Твердолобов</text:p>
          </table:table-cell>
          <table:table-cell office:value-type="string" calcext:value-type="string">
            <text:p>+3 дня. Хуман и Джет подошли к обрыву, который спускается к долине с Дрогонштерном. Хуман ссорится с Джет - от неё плохо пахнет. Ночью она уходит. Хуман идёт за ней и видит по дороге отгнившее крыло. Пегаска пытается покончить с собой, прыгнув с обрыва. Хуман удерживает её. Они встречаются с зеброй.</text:p>
          </table:table-cell>
          <table:table-cell office:value-type="string" calcext:value-type="string">
            <text:p>Зебры оперируют Джет</text:p>
          </table:table-cell>
          <table:table-cell office:value-type="string" calcext:value-type="string">
            <text:p>Джет после операции неделю восстанавливается у зебр. Хуман встречается с Сенбе, тот рассказывает Хуману о его последних минутах на Земле (после ядерного апокалипсиса)</text:p>
          </table:table-cell>
          <table:table-cell office:value-type="string" calcext:value-type="string">
            <text:p>Хуман рассказывает выздоровливающей Джет свою историю появления в мире Эквестрии в виде притчи</text:p>
          </table:table-cell>
          <table:table-cell office:value-type="string" calcext:value-type="string">
            <text:p>Хуман снимает бинты с Джет. У Джет на месте правого )сгнившего и отвалившегося) крыла — крыло летучей мыши (пришили зебры). Зебры уходят. Хуману приходит идея, как спуститься с обрыва (усилить крылья Джет прутьями и спланировать на импровизированном дельтаплане)</text:p>
          </table:table-cell>
          <table:table-cell office:value-type="string" calcext:value-type="string">
            <text:p>Хуман и Джет учатся летать с помощью каркаса на крыльях. В конце-концов их берут в плен единороги</text:p>
          </table:table-cell>
          <table:table-cell office:value-type="string" calcext:value-type="string">
            <text:p>Кловер Дрим бреет Хумана и рассказывает ему, для чего его (и Джет) взяло в плен племя единорогов во главе с Платиной Спаркл. Цель — поженить Хумана на Платине, т. к. его считают сильным магом из-за противодействия огню Агамемнона</text:p>
          </table:table-cell>
          <table:table-cell office:value-type="string" calcext:value-type="string">
            <text:p>Хуман беседует с Платиной, та рассказывает, для чего она взяла в плен Хумана — ей нужно родить сверхмага для спасения мира — племя единорогов вырождается и скоро некому будет корректировать орбиты Эквуса и Луны (а без корректировки климат на Эквусе быстро станет безжизненным). Платина считает Хумана сильным магом (т. к. он смог противостоять драконьему огню) и рассчитывает, что потомство от него будет обладать сверхестественными магическими способностями</text:p>
          </table:table-cell>
          <table:table-cell office:value-type="string" calcext:value-type="string">
            <text:p>Хуман заключает договор с Платиной. По договору он на месяц становится мужем Платины после освобождения Джет и посещения Дрогонштерна.</text:p>
          </table:table-cell>
          <table:table-cell office:value-type="string" calcext:value-type="string">
            <text:p>Единороги освобождают Джет. Та улетает, пообещав вернуться на помощь Хуману. Платина планирует спуститься в долину с обрыва на воздушном шаре Кловер Джем — сестры Кловер Дрим. Но у шара недостаточная грузоподъёмность, он не поднимет всех (Джем, Платину, Хумана и охрану). Потому Платина распоряжается охране спускаться пешком в обход, а на шаре спустятся только Кловер Джем, Платина и Хуман.</text:p>
          </table:table-cell>
          <table:table-cell office:value-type="string" calcext:value-type="string">
            <text:p>Хуман договаривается с Кловер Джем, что они помогут друг другу (Хуман рассскажет, как создать управляемый шар — дирижабль. А Кловер Джем поможет ему бежать). Хуман, Кловер Джем и принцесса Платина отправляются в полёт на воздушном шаре вниз в долину, чтобы достичь Дрогонштерна.</text:p>
          </table:table-cell>
          <table:table-cell office:value-type="string" calcext:value-type="string">
            <text:p>Хуман с Платиной и <text:s/>Кловер Джем спускаются в долину. Кловер Джем уходит (перешивает воздушный шар в дирижабль, чтобы помочь Хуману сбежать). Хуман с Платиной добираются до Дрогонштерна и вскарабкиваются на вершину (это оказывается окаменевший дракон). От притока сырой магии Платине срывает крышу, она старается овладеть Хуманом до оговоренного срока. Подоспевшая на дирижабле Кловер Джем вместе с Рэйнбоу Джет и Дейдрой Твердолоб вытягивают Хумана и оседлавшую его Платину на дирижабль (это переделанная Хитрожопка)</text:p>
          </table:table-cell>
          <table:table-cell office:value-type="string" calcext:value-type="string">
            <text:p>Рэйнбой Джет с Дейдрой Твердолоб рассказывают, как они объединили усилия с Кловер Джем для спасения Хумана (Дейдра убежала из племени на люггере и застряла у водопада. Там её нашла Джет, которая летала к своему племени за помощью — безрезультатно. Джет и Дейдра подружились. Там их встречает Кловер Дрим на дирижабле. Джет ворует для неё магический кристалл у единорогов для дирижабля. К дирижаблю прикрепляют люггер Дейдры и все четверо отправляются на помощб Хуману. Они вытаскивают его прямо с брачного ложа, где его насилует Платина, одуревшая от сырой магии Дрогонштерна, и затаскивают вместе с Платиной на борт «Хитрожопки». Хуман решает вернуться к Дрогонштерну и вернуть Платину под честное слово. На месте их встречает Кловер Дрим, которая хочет добиться свадьбы Хумана и Платины. Потом туда же подоспевают земнопони Твердолобов, которые хотят добиться свадьбы Хумана и Дейдры. Потом туда же подоспевают пегасы Урагана — они хотят добиться свадьбы Хумана и Джет. К ним выходит Селестия — Хуман сразу понимает, чт это ради неё его тянуло в Дрогонштерн. Селестия хочет отговорить пони жениться на Хумане, предлагая взамен свою помощь. Пони отвергают её предложение и готовятся к бою. К ним выходит Луна и повергает всех в шок. Пока пони не очухались, Хуман делает им встречное предложение — они принимают правление Селестии на год. Если через год они захотят отказаться от её правления, Хуман женится на любом из понячьих кандидатур. Пони принимают его предложение и заключают тройственный союз, который Хуман называет Эквестрией.</text:p>
          </table:table-cell>
          <table:table-cell office:value-type="string" calcext:value-type="string">
            <text:p>Год спустя от основания Эквестрии. Селестия решает проблемы пони, никто не думает отказываться от её услуг. Хуман свободен от клятвы жениться на пони (но у него теперь есть своя особенная пони — Джет). Хуман приходит к Селестии и находит ее очень уставшей. Пони становится всё больше и Селестия отдыхает все меньше. Выясняется, что Селестия не разбирается в экономике. Хуман предлагает ей делегировать полномочия — нанять помощников, советников и т. д. Организовать государство. Селестия не против, но не доверяет пони — они очень предвзято ведут себя по отношению к другим расам. Хуман предлагает себя на роль советника (он разбирается в экономике откуда-то). Селестия с радостью соглашается.</text:p>
          </table:table-cell>
          <table:table-cell office:value-type="string" calcext:value-type="string">
            <text:p>Десять лет от основания Эквестрии. Хуман руководит постройкой дворца Двух Сестёр. От Хумана уходит Джет, на прощание занявшись с ним сексом — Джет хочет иметь жеребят, а от Хумана их иметь невозможно из-за несовместимости гамет. Джет заводит табун с Вондерболтом и основывает лётную школу. Хуман в печали. Его находит Селестия и просит помочь с сестрой. Она всё больше сторонится сестры и видится с ней только на официальных приёмах. Хуман соглашается. На приёме у Луны та вводит его в свои сны-воспоминания и показывает, откуда они с сестрой прибыли. Это захваченный мозговыми паразитами-виндиго мир аликорнов Орунгун. Луна и Селестия обороняли последнюю оставшуюсяч у аликорнов крепость — Андориан. С помощью Дискорда (он узнаёт Хумана) им удалось спастись и через Эогипп пройти на Эквус. Они сделали это, выполняя последнюю волю их королевы Лорен — нести культуру аликорнов другим цивилизациям. При падении Андориана сёстры разделяются. Селестия уходит первой, Луна возвращается в крепости, чтобы забрать Элементы Возмездия — мощнейшее оружие. При расставании Луна берёт с Селестии клятву отомстить виндиго. И именно поэтому Луна стала сторониться сестры — та не хочет выполнять клятву. Хуман рассказывает это Селестии, и та выдаёт ему свою версию произошедшего. Да, они с сестрой сбежали с Орунгуна, но при штурме крепости в Луну вселился виндиго и частично подчинил её себе. И Селестия боится, что желание Луны отомстить на самом деле всего лишь желание узнать путь к Орунгуну, чтобы привести в Эквус виндиго и поработить и этот мир. После чего Селестия спаивает Хумана, тот засыпает и видит сон, как он занимается сексом с Селестией. Он просыпается и видит, что это не сон. Селестия предлагает ему стать его особенной пони, видя его печаль по утрате Джет. Тот соглашается.</text:p>
          </table:table-cell>
          <table:table-cell office:value-type="string" calcext:value-type="string">
            <text:p>50 лет от основания Эквестрии. Луна делает массаж Хуману за то, что тот ведёт для неё бухгалтерию. Всё так же грустит о родине. … Хуман торопится на дипломатический приём грифонов с экономическим отчётом. Он не стареет совсем из-за частицы души бессмертного создания в нём (это та фигурка аликорницы). Он уже пятнадцать лет женат на Селестии (но ни разу не обнимался с ней, хотя регулярно занимается с ней сексом). На приёме Эквестрия заключает торговое соглашение с королевством Грифонов: улаживает конфликт с драконами за 15% добычи серебряных шахт в течении 15 лет. … Хуман парится в бане с Селестией и рассказывает ей, что Луна по-прежнему тоскует о родине. Селестия в отчет устраивает экскурсию на Орунгун, прихватив Хумана с собой — она хочет доказать ему, что она права и возвращаться некуда. Орунгун действительно превратился в ледяной мир — он полностью захвачен виндиго. Селестия и Хуман попадают на Орунгуне в ловушку виндиго и еле-еле уходят оттуда, изрядно поранившись. … Перебинтованная Селестия в экзоскелете (силовом доспехе со снятой бронёй) врывается в библиотеку к Хуману и начинает есть спрятанные в заначке сладости. Её находят доктора, но Хуман прячет её. Они проводят вечер в библиотеке вдвоём.</text:p>
          </table:table-cell>
          <table:table-cell office:value-type="string" calcext:value-type="string">
            <text:p>500 лет от основание Эквестрии. Государство расколото на две враждующие партии: партия дня (Селестии) и ночи( Луны). Луна и Селестия не общаются уже двести лет. Единственное связующее звено между ними — Хуман. Он приносит Луне предложение Селестии разделить державу на две во избежание гражданской войны. Луна говорит, что ей это не надо, но она согласна. Хуман не удерживается и расказывает Луне, что он с Селестией были на Орунгуне и видели его замёрзшим — он захвачен виндиго и Луне некуда возвращаться. Тем самым Хуман признаётся, что Селестии известен путь домой. Эта новость преображает Луну. Та согласна примириться с Селестией и приглашает Хумана на церемонию примирения (после сорвенования парящих колесниц). При этом онга даёт ему выпить странного вина из своих запасов. Хуман соглашается и приходит на соревнования (на самом деле все события после выпивки и до самого пробуждения в тяьме ему снятся). Селестия неожиданно отбывает разруливать пограничный конфликт. После соревнований наступает бал, на котором Луна всячески ухаживает за Хуманом, танцует с ним, угощает его любовным печеньем. В конце-концов приводит его к себе в башню и уговаривает на секс. После чего она проводит Хумана в свои воспоминания и показывает, как они с сестрой росли на Орунгуне. После чего она с Хуманом влетает в Эогипп якобы успокоиться. Хумана гложет таинственный голосок, что они с Сел видели только одну крепость, а остальные могут быть под властью аликорнов. Хуман решается показать Луне Орунгун и проводит её туда, тем самым показывая ей дорогу. После чего вырубается и просыпается в камере, где он пролежал скованный всё время после выпитого вина с Луной. В камере его освобождает Понкамина Пай — прапраправнучка Дейдры Пай. Оказывается, пока Хуман спал (девять дней), Луна слетала в Орунгун и вернулась оттуда с шестёркой виндиго. Они начали захватывать Эквестрию и уже захватили три четверти. Селестия не сопротивляется и отступает, не желая проливать кровь пони. Хуман с Дейдрой по канализации выбираются из замка Двух Сестёр, добираются до спрятаного в лесу дирижабля Понки и летят на север, где расположились силы сопротивления Селестии. По пути Хуман занимается сексом с Понкой. Прилетев, Хуман оказывается заточён под стражей в недрах штабного дирижабля Селестии — она разъярена тем, что он показал Луне дорогу к Орунгуну и не доверяет ему, считая, что в него также могли вселиться виндиго. Его снова спасает из заточения Понка Пай и они летят ещё на север, опасаясь погони. И там нарываются на войско Найтмэр Мун. Найтмэр захватывает их, но не обращает Хумана — она хочет его обратить на свадебной церемонии. И не обращает Понку — Хуман вступается за неё. Она держит их под стражей, и они видят, как войско Найтмэр разбивает в генеральной битве остатки сил Селестии. Найтмэр лично сражается с Селестией и побеждает её только для того, чтобы убедиться, что она сраждалась с автодоспехами Селестии, а сама Сел уже летит на всех парах к замку Сестёр (там спрятаны Эелементы Гармонии). Найтмэр мчится за ней, но Сел успевает проскочить под защитный щит Элементов. Найтмэр гонит колесницу прямо на щит, об неё разбиваются все шесть запряженных в колесницу виндиго — но Найтмэр в последний момент уходит глубоко внутрь Луны, освобождая её на короткое время. Щит пропускает Луну и она теперь рядом с Селестией. Хуман поднимает камень и хочет убить Луну. Но возвратившаяся из арсенала с Элементами Сел не разрешает ему сделать это. Найтмэр овладевает Луной и протыкает рогом Селестия насквозь. И её вышвыривает щитом Элементов прямо на луну. Селестия умирает от ран и просит Хумана обнять её. Он обнимает, активируя спящее в нём проклятие, что заложила в него умирающая от розового тумана Сел в далёком будущем. Теперешняя Селестия каменеет и превращается в статую. Появляется изображение Сел из будущего. Теперь она в электронной форме заточена в мэйнфрейме. Она благодарит Хумана и исчезает. Хуман возвращается в свой мир атомного апокалипсиса.</text:p>
          </table:table-cell>
          <table:table-cell table:number-columns-repeated="999"/>
        </table:table-row>
        <table:table-row table:style-name="ro6">
          <table:table-cell table:number-columns-repeated="3"/>
          <table:table-cell table:style-name="Default"/>
          <table:table-cell office:value-type="string" calcext:value-type="string">
            <text:p>-100 лет. Попадание Луны и Селестии в Эквестрию с Орунгуна</text:p>
          </table:table-cell>
          <table:table-cell office:value-type="string" calcext:value-type="string">
            <text:p>-50 лет. Война Луны и Селестии с Дискордом</text:p>
          </table:table-cell>
          <table:table-cell office:value-type="string" calcext:value-type="string">
            <text:p>-2 дня. Попадание Хумана в гнездо к Агамемнону и побег из гнезда с Джет.Поимка Хумана и Рэйнбоу Джет Твердолобами</text:p>
          </table:table-cell>
          <table:table-cell office:value-type="string" calcext:value-type="string">
            <text:p>-1 день. Побег от племени Твердолобов</text:p>
          </table:table-cell>
          <table:table-cell table:number-columns-repeated="1017"/>
        </table:table-row>
        <table:table-row table:style-name="ro2">
          <table:table-cell table:number-columns-repeated="6"/>
          <table:table-cell table:style-name="Default"/>
          <table:table-cell table:number-columns-repeated="1018"/>
        </table:table-row>
        <table:table-row table:style-name="ro2" table:number-rows-repeated="1048561">
          <table:table-cell table:number-columns-repeated="1025"/>
        </table:table-row>
        <table:table-row table:style-name="ro2">
          <table:table-cell table:number-columns-repeated="1025"/>
        </table:table-row>
      </table:table>
      <table:table table:name="Лист2" table:style-name="ta1" table:print="false">
        <table:table-column table:style-name="co1" table:default-cell-style-name="Default"/>
        <table:table-row table:style-name="ro7">
          <table:table-cell/>
        </table:table-row>
      </table:table>
      <table:table table:name="Лист3" table:style-name="ta1" table:print="false">
        <table:table-column table:style-name="co1" table:default-cell-style-name="Default"/>
        <table:table-row table:style-name="ro7">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font-size="10pt" fo:language="ru" fo:country="RU" style:font-name-asian="Lucida Sans Unicode"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ru" fo:country="RU" style:letter-kerning="true" style:font-family-asian="'Segoe UI'" style:font-family-generic-asian="system" style:font-pitch-asian="variable"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style:font-family-generic="swiss" style:font-pitch="variable" fo:font-size="10pt" style:font-name-asian="Microsoft YaHei" style:font-family-asian="'Microsoft YaHei'" style:font-family-generic-asian="system" style:font-pitch-asian="variable" style:font-size-asian="10pt" style:font-name-complex="Mangal" style:font-family-complex="Mangal" style:font-family-generic-complex="system" style:font-pitch-complex="variable" style:font-size-complex="10pt"/>
    </style:style>
    <number:number-style style:name="N0">
      <number:number number:min-integer-digits="1"/>
    </number:number-style>
    <number:currency-style style:name="N130P0" style:volatile="true">
      <number:number number:decimal-places="2" number:min-decimal-places="2" number:min-integer-digits="1" number:grouping="true"/>
      <number:text> </number:text>
      <number:currency-symbol number:language="ru" number:country="RU">руб.</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ru" number:country="RU">руб.</number:currency-symbol>
      <style:map style:condition="value()&gt;=0" style:apply-style-name="N13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0"/>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Страница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9">00/00/0000</text:date>, <text:time style:data-style-name="N2" text:time-value="01:03:12.563000000">00:00:00</text:time></text:p>
        </style:region-right>
      </style:header>
      <style:header-left style:display="false"/>
      <style:header-first style:display="false"/>
      <style:footer>
        <text:p>Страница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макс </meta:initial-creator>
    <meta:creation-date>2023-07-22T00:55:52.20</meta:creation-date>
    <dc:date>2024-04-29T01:17:46.225000000</dc:date>
    <meta:editing-duration>P95DT12H36M55S</meta:editing-duration>
    <meta:editing-cycles>40</meta:editing-cycles>
    <meta:generator>LibreOffice/24.2.2.2$Windows_X86_64 LibreOffice_project/d56cc158d8a96260b836f100ef4b4ef25d6f1a01</meta:generator>
    <meta:document-statistic meta:table-count="3" meta:cell-count="71" meta:object-count="0"/>
  </office:meta>
</office:document-meta>
</file>